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Calibri" svg:font-family="Calibri"/>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004e2a" officeooo:paragraph-rsid="00004e2a" style:font-size-asian="32pt" style:font-size-complex="32pt"/>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Footer">
      <style:paragraph-properties fo:text-align="start" style:justify-single-word="false"/>
    </style:style>
    <style:style style:name="P4" style:family="paragraph" style:parent-style-name="Standard">
      <style:paragraph-properties fo:text-align="start" style:justify-single-word="false"/>
      <style:text-properties officeooo:rsid="00044f4c" officeooo:paragraph-rsid="0003361f"/>
    </style:style>
    <style:style style:name="P5" style:family="paragraph" style:parent-style-name="Standard">
      <style:paragraph-properties fo:text-align="start" style:justify-single-word="false"/>
      <style:text-properties officeooo:rsid="00044f4c" officeooo:paragraph-rsid="000840e9"/>
    </style:style>
    <style:style style:name="P6" style:family="paragraph" style:parent-style-name="Standard">
      <style:paragraph-properties fo:text-align="start" style:justify-single-word="false"/>
      <style:text-properties officeooo:rsid="00044f4c" officeooo:paragraph-rsid="00004e2a"/>
    </style:style>
    <style:style style:name="P7" style:family="paragraph" style:parent-style-name="Standard">
      <style:paragraph-properties fo:text-align="start" style:justify-single-word="false"/>
      <style:text-properties officeooo:rsid="00044f4c" officeooo:paragraph-rsid="000908af"/>
    </style:style>
    <style:style style:name="P8" style:family="paragraph" style:parent-style-name="Standard">
      <style:paragraph-properties fo:text-align="start" style:justify-single-word="false"/>
      <style:text-properties officeooo:rsid="00044f4c" officeooo:paragraph-rsid="000a6ecd"/>
    </style:style>
    <style:style style:name="P9" style:family="paragraph" style:parent-style-name="Standard">
      <style:paragraph-properties fo:text-align="start" style:justify-single-word="false"/>
      <style:text-properties officeooo:rsid="00044f4c" officeooo:paragraph-rsid="000b86ea"/>
    </style:style>
    <style:style style:name="P10" style:family="paragraph" style:parent-style-name="Standard">
      <style:paragraph-properties fo:text-align="center" style:justify-single-word="false"/>
      <style:text-properties fo:font-size="32pt" officeooo:rsid="00004e2a" officeooo:paragraph-rsid="00004e2a" style:font-size-asian="32pt" style:font-size-complex="32pt"/>
    </style:style>
    <style:style style:name="P11" style:family="paragraph" style:parent-style-name="Standard">
      <style:paragraph-properties fo:text-align="center" style:justify-single-word="false"/>
      <style:text-properties officeooo:paragraph-rsid="0007f40d"/>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paragraph-properties fo:text-align="center" style:justify-single-word="false" fo:break-before="page"/>
      <style:text-properties fo:font-size="10pt" officeooo:paragraph-rsid="0007f40d" style:font-size-asian="8.75pt" style:font-size-complex="10pt"/>
    </style:style>
    <style:style style:name="T1" style:family="text">
      <style:text-properties officeooo:rsid="0007f40d"/>
    </style:style>
    <style:style style:name="T2" style:family="text">
      <style:text-properties fo:font-size="32pt" officeooo:rsid="00044f4c" style:font-size-asian="32pt" style:font-size-complex="32pt"/>
    </style:style>
    <style:style style:name="T3" style:family="text">
      <style:text-properties fo:font-size="32pt" officeooo:rsid="0007f40d" style:font-size-asian="32pt" style:font-size-complex="32pt"/>
    </style:style>
    <style:style style:name="T4" style:family="text">
      <style:text-properties fo:font-size="32pt" officeooo:rsid="000840e9" style:font-size-asian="32pt" style:font-size-complex="32pt"/>
    </style:style>
    <style:style style:name="T5" style:family="text">
      <style:text-properties officeooo:rsid="00044f4c"/>
    </style:style>
    <style:style style:name="T6" style:family="text">
      <style:text-properties officeooo:rsid="000840e9"/>
    </style:style>
    <style:style style:name="T7" style:family="text">
      <style:text-properties style:text-position="0% 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Title">E<text:span text:style-name="T1">ntwicklung eines Spiels mit Unity</text:span></text:p>
      <text:p text:style-name="P12"><text:span text:style-name="T1">Niels Niederwieser (4g)</text:span></text:p>
      <text:p text:style-name="P12">betreut von Lukas Fässler</text:p>
      <text:p text:style-name="P12">Maturitätsarbeit</text:p>
      <text:p text:style-name="P12"><text:span text:style-name="T5">MNG Rämibühl Zürich</text:span></text:p>
      <text:p text:style-name="P12"><text:span text:style-name="T5">31.12.2019</text:span></text:p>
      <text:p text:style-name="P11"/>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_Toc153_3553901472" text:style-name="Index_20_Link" text:visited-style-name="Index_20_Link">Abstract<text:tab/>1</text:a></text:p>
          <text:p text:style-name="P2"><text:a xlink:type="simple" xlink:href="#__RefHeading___Toc155_3553901472" text:style-name="Index_20_Link" text:visited-style-name="Index_20_Link">Vorwort<text:tab/>2</text:a></text:p>
          <text:p text:style-name="P2"><text:a xlink:type="simple" xlink:href="#__RefHeading___Toc160_3553901472" text:style-name="Index_20_Link" text:visited-style-name="Index_20_Link"><text:s/>Einleitung<text:tab/>2</text:a></text:p>
          <text:p text:style-name="P2"><text:a xlink:type="simple" xlink:href="#__RefHeading___Toc162_3553901472" text:style-name="Index_20_Link" text:visited-style-name="Index_20_Link"><text:s/>Material und Methoden<text:tab/>2</text:a></text:p>
          <text:p text:style-name="P2"><text:a xlink:type="simple" xlink:href="#__RefHeading___Toc164_3553901472" text:style-name="Index_20_Link" text:visited-style-name="Index_20_Link">Resultate<text:tab/>2</text:a></text:p>
          <text:p text:style-name="P2"><text:a xlink:type="simple" xlink:href="#__RefHeading___Toc166_3553901472" text:style-name="Index_20_Link" text:visited-style-name="Index_20_Link">Diskussion<text:tab/>2</text:a></text:p>
          <text:p text:style-name="P2"><text:a xlink:type="simple" xlink:href="#__RefHeading___Toc168_3553901472" text:style-name="Index_20_Link" text:visited-style-name="Index_20_Link">Literaturverzeichnis<text:tab/>2</text:a></text:p>
          <text:p text:style-name="P2"><text:a xlink:type="simple" xlink:href="#__RefHeading___Toc170_3553901472" text:style-name="Index_20_Link" text:visited-style-name="Index_20_Link">Anhang<text:tab/>3</text:a></text:p>
        </text:index-body>
      </text:table-of-content>
      <text:p text:style-name="P6"/>
      <text:list xml:id="list1980086039" text:style-name="Outline">
        <text:list-item>
          <text:h text:style-name="Heading_20_1" text:outline-level="1"><text:bookmark-start text:name="__RefHeading___Toc153_3553901472"/>Abstract<text:bookmark-end text:name="__RefHeading___Toc153_3553901472"/></text:h>
        </text:list-item>
      </text:list>
      <text:p text:style-name="P5"/>
      <text:p text:style-name="P5">Fragestellung, wichtigste Methoden, Ergebnisse und Schlussfolgerungen in Kürze (100-200 Wörter)</text:p>
      <text:list xml:id="list230033691413264" text:continue-numbering="true" text:style-name="Outline">
        <text:list-item>
          <text:h text:style-name="Heading_20_1" text:outline-level="1"><text:bookmark-start text:name="__RefHeading___Toc155_3553901472"/>Vorwort<text:bookmark-end text:name="__RefHeading___Toc155_3553901472"/></text:h>
        </text:list-item>
      </text:list>
      <text:p text:style-name="P5"><text:line-break/>Das Vorwort enthält Dinge, die nicht in die Arbeit selbst gehören, z.B. <text:line-break/>Beweggründe, die zur Wahl des Themas geführt haben oder Dankesworte an jemanden. </text:p>
      <text:p text:style-name="P4"/>
      <text:list xml:id="list230035012968232" text:continue-numbering="true" text:style-name="Outline">
        <text:list-item>
          <text:h text:style-name="Heading_20_1" text:outline-level="1"><text:bookmark-start text:name="__RefHeading___Toc160_3553901472"/><text:s/>Einleitung<text:bookmark-end text:name="__RefHeading___Toc160_3553901472"/></text:h>
        </text:list-item>
      </text:list>
      <text:p text:style-name="P5">Bedeutung, Zielsetzungen, Fragestellungen und Hypothesen darlegen: Warum und wozu macht man diese Untersuchung? Worum geht es, was möchte man herausfinden? An welche Arbeiten mit gleichem oder ähnlichem Thema lehnt man sich an, wie ist der aktuelle Wissensstand?</text:p>
      <text:list xml:id="list230033411771357" text:continue-numbering="true" text:style-name="Outline">
        <text:list-item>
          <text:h text:style-name="Heading_20_1" text:outline-level="1"><text:bookmark-start text:name="__RefHeading___Toc162_3553901472"/>Material und Methoden<text:bookmark-end text:name="__RefHeading___Toc162_3553901472"/></text:h>
        </text:list-item>
      </text:list>
      <text:p text:style-name="P7">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p text:style-name="P7"/>
      <text:list xml:id="list230033227676168" text:continue-numbering="true" text:style-name="Outline">
        <text:list-item>
          <text:h text:style-name="Heading_20_1" text:outline-level="1"><text:bookmark-start text:name="__RefHeading___Toc164_3553901472"/>Resultate<text:bookmark-end text:name="__RefHeading___Toc164_3553901472"/></text:h>
        </text:list-item>
      </text:list>
      <text:p text:style-name="P7">Möglichst klare und übersichtliche Darstellung der Ergebnisse, unters<text:line-break/>tützt durch Grafiken und Tabellen. Dazu gehören auch Erläuterungen zu den wichtigsten <text:soft-page-break/>Ergebnissen.<text:span text:style-name="T7"><text:line-break/></text:span> </text:p>
      <text:list xml:id="list230034415743740" text:continue-numbering="true" text:style-name="Outline">
        <text:list-item>
          <text:h text:style-name="Heading_20_1" text:outline-level="1"><text:bookmark-start text:name="__RefHeading___Toc166_3553901472"/>Diskussion<text:bookmark-end text:name="__RefHeading___Toc166_3553901472"/></text:h>
        </text:list-item>
      </text:list>
      <text:p text:style-name="P7">Hier geht es um die Interpretation der Resultate, und zwar sowohl der eigenen als auch <text:line-break/>im Vergleich zu anderen Ergebnissen aus anderen Arbeiten. </text:p>
      <text:p text:style-name="P7">Mögliche Fehlerquellen werden beurteilt, Schlussfolgerungen werden gezogen. Dazu kommt eine Reflexion über die eigene Arbeit.<text:line-break/> </text:p>
      <text:list xml:id="list230035072860050" text:continue-numbering="true" text:style-name="Outline">
        <text:list-item>
          <text:h text:style-name="Heading_20_1" text:outline-level="1"><text:bookmark-start text:name="__RefHeading___Toc168_3553901472"/>Literaturverzeichnis <text:bookmark-end text:name="__RefHeading___Toc168_3553901472"/></text:h>
        </text:list-item>
      </text:list>
      <text:p text:style-name="P7">Die in der Arbeit erwähnten Quellen werden alphabetisch nach Autoren oder <text:line-break/>nach Nummern gemäss ihrem Erschein<text:line-break/>en in der Arbeit aufgelistet. <text:line-break/> </text:p>
      <text:list xml:id="list230033624800215" text:continue-numbering="true" text:style-name="Outline">
        <text:list-item>
          <text:h text:style-name="Heading_20_1" text:outline-level="1"><text:bookmark-start text:name="__RefHeading___Toc170_3553901472"/>Anhang<text:bookmark-end text:name="__RefHeading___Toc170_3553901472"/></text:h>
        </text:list-item>
      </text:list>
      <text:p text:style-name="P8">Hier erscheinen – wenn sinnvoll </text:p>
      <text:p text:style-name="P8">–Rohdaten und Beilagen. Eigenständigkeitserklärung [Der Umfang einer Maturitätsarbeit beträgt ca. 15–25 Seiten, exkl. Titelblatt, Anhang. Fürumfangreichere Arbeiten muss das Einverständnis der betreuenden Lehrperson eingeholt werden.] </text:p>
      <text:p text:style-name="P8"/>
      <text:p text:style-name="P9">3.<text:line-break/> <text:line-break/>Typischer Aufbau von künstlerischen, gestalterischen oder <text:line-break/>technischen Arbeiten<text:line-break/> <text:line-break/>Bei künstlerischen, gestalterischen oder technischen Arbeiten steht <text:line-break/>oft <text:line-break/>das Schaffen eines Werks <text:line-break/>oder eines Produkts im Vordergrund. Zusätzlich ist ein schriftlicher Arbeitsbericht mit folgendem <text:line-break/>Aufbau zu verfassen:<text:line-break/> <text:line-break/>Titelblatt: <text:line-break/>Titel<text:line-break/> <text:line-break/>der Arbeit; Name des Verfassers; Name der betreuenden Lehrperson; «Maturitätsa<text:line-break/>r-<text:line-break/>beit»; «MNG Rämibühl» oder «K+S Rämibühl»; Abgabedatum<text:line-break/> <text:line-break/>Abstract: <text:line-break/>Ziele, Methoden, Ergebnis und kritischer Rückblick in wenigen Sätzen. (100 <text:line-break/>–<text:line-break/><text:soft-page-break/> <text:line-break/>200 Wörter, <text:line-break/>auch in Englisch mögli<text:line-break/>ch)<text:line-break/> <text:line-break/>Inhaltsverzeichnis: <text:line-break/>Überblick über den Aufbau: Gliederung in Kapitel und Unterkapitel.<text:line-break/> <text:line-break/>Vorwort (nicht obligatorisch): <text:line-break/>Das Vorwort enthält Dinge, die nicht in die Arbeit selbst gehören, z.B. <text:line-break/>Beweggründe, die zur Wahl des Themas geführt haben. <text:line-break/>Die unters<text:line-break/>tützenden Personen und Institut<text:line-break/>i-<text:line-break/>onen werden genannt.<text:line-break/> <text:line-break/>Einleitung: <text:line-break/>Hier wird die Projektidee beschrieben und die Problemstellung erläutert. Wichtig ist auch <text:line-break/>die Eingrenzung des Projekts.<text:line-break/> <text:line-break/>Hauptteil (Arbeitsbericht): <text:line-break/>Dieser Teil der Arbeit enthält die reflekti<text:line-break/>erende Auseinandersetzung mit <text:line-break/>der eigenen Arbeit. Er wird in einzelne Kapitel und Unterkapitel eingeteilt. Hier kann auch die Dok<text:line-break/>u-<text:line-break/>mentation des Arbeitsprozesses erfolgen. In welcher Form die Dokumentation konkret erfolgen wird <text:line-break/>(separates Skizzenbuch, Arbei<text:line-break/>tsmappe etc.), ist zu Beginn des Prozesses mit der Betreuungsperson zu <text:line-break/>vereinbaren. <text:line-break/> <text:line-break/>Literaturverzeichnis: <text:line-break/>Die in der Arbeit erwähnten Quellen (Texte und Abbildungen) werden alphab<text:line-break/>e-<text:line-break/>tisch nach Autoren aufgelistet. Für Internetquellen wird eine gesonderte Li<text:line-break/>ste erstellt.<text:line-break/> <text:line-break/>Anhang (nicht obligatorisch): <text:line-break/>Hier erscheinen <text:line-break/>–<text:line-break/> <text:line-break/>wenn sinnvoll <text:line-break/>–<text:line-break/> <text:line-break/>Rohdaten und Beilagen.<text:line-break/> <text:line-break/><text:soft-page-break/>Eigenständigkeitserklärung<text:line-break/> <text:line-break/>(auf Deutsch)<text:line-break/> <text:line-break/>[Der <text:line-break/>Umfang<text:line-break/> <text:line-break/>des Theorie<text:line-break/>-<text:line-break/> <text:line-break/>bzw. Reflexionsteils muss mit der betreuenden Lehrperson abgesprochen <text:line-break/>werden.] <text:line-break/>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Calibri" svg:font-family="Calibri"/>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1-30T23:00:32.763000000</dc:date>
    <meta:editing-duration>PT9H42M51S</meta:editing-duration>
    <meta:editing-cycles>9</meta:editing-cycles>
    <meta:document-statistic meta:table-count="0" meta:image-count="0" meta:object-count="0" meta:page-count="5" meta:paragraph-count="35" meta:word-count="525" meta:character-count="4050" meta:non-whitespace-character-count="3469"/>
  </office:meta>
</office:document-meta>
</file>